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6736in"/>
    </style:style>
    <style:style style:name="co4" style:family="table-column">
      <style:table-column-properties fo:break-before="auto" style:column-width="1.6862in"/>
    </style:style>
    <style:style style:name="co5" style:family="table-column">
      <style:table-column-properties fo:break-before="auto" style:column-width="2.34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3272in" fo:break-before="auto" style:use-optimal-row-height="true"/>
    </style:style>
    <style:style style:name="ro4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fo:hyphenate="tru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label</text:p>
          </table:table-cell>
          <table:table-cell office:value-type="string">
            <text:p>comment</text:p>
          </table:table-cell>
          <table:table-cell office:value-type="string">
            <text:p>examples</text:p>
          </table:table-cell>
        </table:table-row>
        <table:table-row table:style-name="ro2">
          <table:table-cell office:value-type="string">
            <text:p>word expressing the property</text:p>
          </table:table-cell>
          <table:table-cell office:value-type="string">
            <text:p>p</text:p>
          </table:table-cell>
          <table:table-cell/>
          <table:table-cell office:value-type="string">
            <text:p>Red-red</text:p>
          </table:table-cell>
        </table:table-row>
        <table:table-row table:style-name="ro2">
          <table:table-cell office:value-type="string">
            <text:p>near synonym of property word</text:p>
          </table:table-cell>
          <table:table-cell office:value-type="string">
            <text:p>n</text:p>
          </table:table-cell>
          <table:table-cell/>
          <table:table-cell office:value-type="string">
            <text:p>Cold-frozen</text:p>
          </table:table-cell>
        </table:table-row>
        <table:table-row table:style-name="ro2">
          <table:table-cell office:value-type="string">
            <text:p>related to property</text:p>
          </table:table-cell>
          <table:table-cell office:value-type="string">
            <text:p>r</text:p>
          </table:table-cell>
          <table:table-cell/>
          <table:table-cell office:value-type="string">
            <text:p>Swim-sea</text:p>
          </table:table-cell>
        </table:table-row>
        <table:table-row table:style-name="ro2">
          <table:table-cell office:value-type="string">
            <text:p>instance of concept having the property</text:p>
          </table:table-cell>
          <table:table-cell office:value-type="string">
            <text:p>i</text:p>
          </table:table-cell>
          <table:table-cell/>
          <table:table-cell office:value-type="string">
            <text:p>Juicy-pineapple</text:p>
          </table:table-cell>
        </table:table-row>
        <table:table-row table:style-name="ro3">
          <table:table-cell office:value-type="string">
            <text:p>culturally associated with property, but no logical relation (bias)</text:p>
          </table:table-cell>
          <table:table-cell office:value-type="string">
            <text:p>b</text:p>
          </table:table-cell>
          <table:table-cell office:value-type="string">
            <text:p>possibly covered by related</text:p>
          </table:table-cell>
          <table:table-cell office:value-type="string">
            <text:p>Dangerous-man, dangerous-soldier</text:p>
          </table:table-cell>
        </table:table-row>
        <table:table-row table:style-name="ro4">
          <table:table-cell office:value-type="string">
            <text:p>unrelated</text:p>
          </table:table-cell>
          <table:table-cell office:value-type="string">
            <text:p>u</text:p>
          </table:table-cell>
          <table:table-cell table:number-columns-repeated="2"/>
        </table:table-row>
        <table:table-row table:style-name="ro2">
          <table:table-cell office:value-type="string">
            <text:p>logical implication</text:p>
          </table:table-cell>
          <table:table-cell office:value-type="string">
            <text:p>l</text:p>
          </table:table-cell>
          <table:table-cell/>
          <table:table-cell office:value-type="string">
            <text:p>Female-pregnant</text:p>
          </table:table-cell>
        </table:table-row>
        <table:table-row table:style-name="ro2" table:number-rows-repeated="104856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7">07/07/2021</text:date>, <text:time>13:4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a Sommerauer</meta:initial-creator>
    <meta:creation-date>2021-07-01T11:27:54</meta:creation-date>
    <dc:date>2021-07-07T13:40:25</dc:date>
    <dc:creator>Pia Sommerauer</dc:creator>
    <meta:editing-duration>PT2H43M3S</meta:editing-duration>
    <meta:editing-cycles>3</meta:editing-cycles>
    <meta:generator>OpenOffice/4.1.8$Unix OpenOffice.org_project/418m3$Build-9803</meta:generator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